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3">
      <style:text-properties officeooo:paragraph-rsid="001a6dcd"/>
    </style:style>
    <style:style style:name="P3" style:family="paragraph" style:parent-style-name="Standard" style:list-style-name="L2"/>
    <style:style style:name="P4" style:family="paragraph" style:parent-style-name="Standard" style:list-style-name="L1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a6dcd" officeooo:paragraph-rsid="001a6dcd" style:font-weight-asian="bold" style:font-weight-complex="bold"/>
    </style:style>
    <style:style style:name="P7" style:family="paragraph" style:parent-style-name="Standard">
      <style:text-properties fo:font-weight="bold" officeooo:paragraph-rsid="001a6dc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officeooo:paragraph-rsid="001a6dcd" style:font-weight-asian="normal" style:font-weight-complex="normal"/>
    </style:style>
    <style:style style:name="T1" style:family="text">
      <style:text-properties officeooo:rsid="001a6d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6dc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∘">
        <style:list-level-properties text:space-before="0.7882in" text:min-label-width="0.1965in"/>
        <style:text-properties style:font-name="OpenSymbol1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" text:bullet-char="∘">
        <style:list-level-properties text:space-before="0.7882in" text:min-label-width="0.1965in"/>
        <style:text-properties style:font-name="OpenSymbol1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" text:bullet-char="∘">
        <style:list-level-properties text:space-before="0.7882in" text:min-label-width="0.1965in"/>
        <style:text-properties style:font-name="OpenSymbol1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ausaufgabe_UserStory_31.07.25_TQ5_JB</text:p>
      <text:p text:style-name="P5"/>
      <text:p text:style-name="P7">User Story: Online-Shop für Bücher</text:p>
      <text:p text:style-name="P12">Buch in den Warenkorb legen</text:p>
      <text:list text:style-name="L3">
        <text:list-item>
          <text:p text:style-name="P1"><text:span text:style-name="Strong_20_Emphasis"><text:span text:style-name="T3">Titel:</text:span></text:span><text:span text:style-name="T3"> Buch zum Warenkorb hinzufügen</text:span></text:p>
        </text:list-item>
        <text:list-item>
          <text:p text:style-name="P1"><text:span text:style-name="Strong_20_Emphasis"><text:span text:style-name="T3">Beschreibung:</text:span></text:span><text:span text:style-name="T3"> Als Kunde möchte ich ein Buch in den Warenkorb legen können, damit ich es später kaufen kann.</text:span></text:p>
        </text:list-item>
        <text:list-item>
          <text:p text:style-name="P2"><text:span text:style-name="Strong_20_Emphasis"><text:span text:style-name="T3">Akzeptanzkriterien:</text:span></text:span><text:span text:style-name="T3"/></text:p>
          <text:list>
            <text:list-item>
              <text:p text:style-name="P2"><text:span text:style-name="T3">Auf der Produktseite gibt es einen sichtbaren "In den Warenkorb" Button.</text:span></text:p>
            </text:list-item>
            <text:list-item>
              <text:p text:style-name="P2"><text:span text:style-name="T3">Nachdem ein Buch in den Warenkorb gelegt wurde, wird der Nutzer über den Erfolg benachrichtigt.</text:span></text:p>
            </text:list-item>
            <text:list-item>
              <text:p text:style-name="P9">Der Warenkorb-Counter in der Navigation erhöht sich um eins.</text:p>
            </text:list-item>
            <text:list-item>
              <text:p text:style-name="P9">Der Warenkorb wird angezeigt und kann später bearbeitet oder gelöscht werden.</text:p>
            </text:list-item>
          </text:list>
        </text:list-item>
      </text:list>
      <text:p text:style-name="P8"/>
      <text:p text:style-name="P7">User Story: To-do-Listen-Anwendung für Studenten</text:p>
      <text:p text:style-name="P12">Aufgabe als erledigt markieren</text:p>
      <text:list text:style-name="L2">
        <text:list-item>
          <text:p text:style-name="P3"><text:span text:style-name="Strong_20_Emphasis"><text:span text:style-name="T3">Titel:</text:span></text:span><text:span text:style-name="T3"> Aufgabe als erledigt markieren</text:span></text:p>
        </text:list-item>
        <text:list-item>
          <text:p text:style-name="P3"><text:span text:style-name="Strong_20_Emphasis"><text:span text:style-name="T3">Beschreibung:</text:span></text:span><text:span text:style-name="T3"> Als Student möchte ich Aufgaben als erledigt markieren können, damit ich den Überblick über meine Fortschritte behalte.</text:span></text:p>
        </text:list-item>
        <text:list-item>
          <text:p text:style-name="P3"><text:span text:style-name="Strong_20_Emphasis"><text:span text:style-name="T3">Akzeptanzkriterien:</text:span></text:span></text:p>
          <text:list>
            <text:list-item>
              <text:p text:style-name="P3"><text:span text:style-name="T3">Jede Aufgabe hat eine Checkbox oder einen Button, um sie als erledigt zu markieren.</text:span></text:p>
            </text:list-item>
            <text:list-item>
              <text:p text:style-name="P10">Nach dem Markieren ändert sich der Status der Aufgabe visuell (z. B. durchgestrichener Text).</text:p>
            </text:list-item>
            <text:list-item>
              <text:p text:style-name="P10">Der Nutzer kann eine erledigte Aufgabe jederzeit wieder als unerledigt markieren.</text:p>
            </text:list-item>
          </text:list>
        </text:list-item>
      </text:list>
      <text:p text:style-name="P8"/>
      <text:p text:style-name="P7">User Story: Social-Media-Plattform für die Planung von Events</text:p>
      <text:p text:style-name="P12">Freunde zu Events einladen</text:p>
      <text:list text:style-name="L1">
        <text:list-item>
          <text:p text:style-name="P4"><text:span text:style-name="Strong_20_Emphasis"><text:span text:style-name="T3">Titel:</text:span></text:span><text:span text:style-name="T3"> Freunde zu Event einladen</text:span></text:p>
        </text:list-item>
        <text:list-item>
          <text:p text:style-name="P4"><text:span text:style-name="Strong_20_Emphasis"><text:span text:style-name="T3">Beschreibung:</text:span></text:span><text:span text:style-name="T3"> Als Event-Organisator möchte ich Freunde und Kontakte zu meinem Event einladen können, damit mehr Leute kommen.</text:span></text:p>
        </text:list-item>
        <text:list-item>
          <text:p text:style-name="P4"><text:span text:style-name="Strong_20_Emphasis"><text:span text:style-name="T3">Akzeptanzkriterien:</text:span></text:span></text:p>
          <text:list>
            <text:list-item>
              <text:p text:style-name="P4"><text:span text:style-name="T3">Auf der Event-Seite gibt es einen "Freunde einladen" Button.</text:span></text:p>
            </text:list-item>
            <text:list-item>
              <text:p text:style-name="P11">Der Nutzer kann Freunde aus seiner Kontaktliste auswählen, um sie einzuladen.</text:p>
            </text:list-item>
            <text:list-item>
              <text:p text:style-name="P11">Eingeladene Freunde erhalten eine Benachrichtigung über die Einladung.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21:07:52.205000000</meta:creation-date>
    <dc:date>2025-07-31T21:17:41.886000000</dc:date>
    <meta:editing-duration>PT9M49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235" meta:character-count="1577" meta:non-whitespace-character-count="1387"/>
  </office:meta>
</office:document-meta>
</file>